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333333"/>
      <style:text-properties fo:color="#ffffff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a6a6"/>
    </style:style>
    <style:style style:name="ce6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Pico W 2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USB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GP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P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GP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P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3V3(OU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 (rtc)</text:p>
          </table:table-cell>
          <table:table-cell office:value-type="string" calcext:value-type="string">
            <text:p>GP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ADC_VR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 (rtc)</text:p>
          </table:table-cell>
          <table:table-cell office:value-type="string" calcext:value-type="string">
            <text:p>GP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1</text:p>
          </table:table-cell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tton 2</text:p>
          </table:table-cell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tton 3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tton 4</text:p>
          </table:table-cell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LED 1</text:p>
          </table:table-cell>
          <table:table-cell office:value-type="string" calcext:value-type="string">
            <text:p>GP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tton LED 2</text:p>
          </table:table-cell>
          <table:table-cell office:value-type="string" calcext:value-type="string">
            <text:p>GP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tton LED 3</text:p>
          </table:table-cell>
          <table:table-cell office:value-type="string" calcext:value-type="string">
            <text:p>GP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table:style-name="ce1" office:value-type="string" calcext:value-type="string">
            <text:p>SPI (sdcard)</text:p>
          </table:table-cell>
        </table:table-row>
        <table:table-row table:style-name="ro1">
          <table:table-cell/>
          <table:table-cell office:value-type="string" calcext:value-type="string">
            <text:p>Button LED 4</text:p>
          </table:table-cell>
          <table:table-cell office:value-type="string" calcext:value-type="string">
            <text:p>GP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table:style-name="ce1" office:value-type="string" calcext:value-type="string">
            <text:p>SPI (sdcard)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us LED</text:p>
          </table:table-cell>
          <table:table-cell office:value-type="string" calcext:value-type="string">
            <text:p>GP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table:style-name="ce1" office:value-type="string" calcext:value-type="string">
            <text:p>SPI (sdcard)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GP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table:style-name="ce1" office:value-type="string" calcext:value-type="string">
            <text:p>SPI (sdcar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1:56:26.724194105</meta:creation-date>
    <dc:date>2024-02-18T19:58:13.809854205</dc:date>
    <meta:editing-duration>PT8H1M49S</meta:editing-duration>
    <meta:editing-cycles>1</meta:editing-cycles>
    <meta:document-statistic meta:table-count="1" meta:cell-count="88" meta:object-count="0"/>
    <meta:generator>LibreOffice/7.6.4.1$Linux_X86_64 LibreOffice_project/60$Build-1</meta:generator>
  </office:meta>
</office:document-meta>
</file>